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1" fo:font-size="10pt" officeooo:paragraph-rsid="088c3606" style:font-size-asian="10pt" style:font-name-complex="Lohit Devanagari1" style:font-size-complex="10pt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88c3606"/>
    </style:style>
    <style:style style:name="P1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2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1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1" style:font-size-complex="10pt" style:text-emphasize="none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1" style:font-size-complex="10.5pt" style:font-weight-complex="normal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style:font-name="Arial" fo:font-size="10pt" officeooo:paragraph-rsid="07d1e9dd" style:font-size-asian="10pt" style:font-name-complex="Arial" style:font-size-complex="10pt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style:font-name="Arial" fo:font-size="10pt" officeooo:paragraph-rsid="00211236" style:font-size-asian="10pt" style:font-name-complex="Arial" style:font-size-complex="10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-complex="Arial"/>
    </style:style>
    <style:style style:name="T29" style:family="text">
      <style:text-properties style:font-name-complex="Lohit Devanagari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4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541217214560">
          <table:table-cell table:style-name="Table2.A1" office:value-type="string">
            <text:p text:style-name="P5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541217213280">
          <table:table-cell table:style-name="Table2.A2" office:value-type="string">
            <text:p text:style-name="P5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541217213536">
          <table:table-cell table:style-name="Table4.A1" office:value-type="string">
            <text:p text:style-name="P48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541217223520">
          <table:table-cell table:style-name="Table5.A1" office:value-type="string">
            <text:p text:style-name="P13">လစာဝင်ငွေခွန်နုတ်ယူခြင်းခံရသူ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3">လစာဝင်ငွေခွန်နုတ်ယူခြင်းခံရသူ</text:p>
          </table:table-cell>
        </table:table-row>
        <table:table-row table:style-name="TableLine2541217210208">
          <table:table-cell table:style-name="Table5.A1" office:value-type="string">
            <text:p text:style-name="P40"><draw:line text:anchor-type="paragraph" draw:z-index="5" draw:name="Shape3_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70"><draw:line text:anchor-type="paragraph" draw:z-index="12" draw:name="Shape3_8" draw:style-name="gr1" draw:text-style-name="P72" svg:x1="1.8528in" svg:y1="0.1791in" svg:x2="3.8083in" svg:y2="0.1791in"><text:p/></draw:line><text:span text:style-name="T26">ကုမ္ပဏီ / ဌာန/အဖွဲ့အစည်းအမည် <text:s/></text:span><text:span text:style-name="T26"><text:user-field-get text:name="py3o.o.company_id.name">company_name</text:user-field-get></text:span></text:p>
            <text:p text:style-name="P71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541217217632">
          <table:table-cell table:style-name="Table5.A1" office:value-type="string">
            <text:p text:style-name="P41"><draw:line text:anchor-type="paragraph" draw:z-index="6" draw:name="Shape3_1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4"/>
          </table:table-cell>
          <table:covered-table-cell/>
        </table:table-row>
        <table:table-row table:style-name="TableLine2541217209440">
          <table:table-cell table:style-name="Table5.A1" office:value-type="string">
            <text:p text:style-name="P41"><draw:line text:anchor-type="paragraph" draw:z-index="7" draw:name="Shape3_2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541217221984">
          <table:table-cell table:style-name="Table5.A1" office:value-type="string">
            <text:p text:style-name="P15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6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541217217888">
          <table:table-cell table:style-name="Table5.A1" office:value-type="string">
            <text:p text:style-name="P15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44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541217219424">
          <table:table-cell table:style-name="Table5.A1" office:value-type="string">
            <text:p text:style-name="P15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4"/>
          </table:table-cell>
          <table:covered-table-cell/>
        </table:table-row>
      </table:table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541217212512">
          <table:table-cell table:style-name="Table3.A1" office:value-type="string">
            <text:p text:style-name="P38">စဥ်</text:p>
            <text:p text:style-name="P8"/>
          </table:table-cell>
          <table:table-cell table:style-name="Table3.A1" office:value-type="string">
            <text:p text:style-name="P38">လအမည်</text:p>
            <text:p text:style-name="P8"/>
          </table:table-cell>
          <table:table-cell table:style-name="Table3.A1" office:value-type="string">
            <text:p text:style-name="P38">ရရှိသည့် လစာဝင်ငွေ</text:p>
            <text:p text:style-name="P38"><text:s/>စုစုပေါင်း (ကျပ်) </text:p>
            <text:p text:style-name="P8"/>
          </table:table-cell>
          <table:table-cell table:style-name="Table3.A1" office:value-type="string">
            <text:p text:style-name="P38">ပေးဆောင်သည့် </text:p>
            <text:p text:style-name="P38">အခွန်(ကျပ်)</text:p>
            <text:p text:style-name="P8"/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  <text:p text:style-name="P8"/>
          </table:table-cell>
          <table:table-cell table:style-name="Table3.F1" office:value-type="string">
            <text:p text:style-name="P38">လက်မှတ်</text:p>
            <text:p text:style-name="P8"/>
          </table:table-cell>
        </table:table-row>
        <table:table-row table:style-name="TableLine2541217210720">
          <table:table-cell table:style-name="Table3.A2" table:number-columns-spanned="6" office:value-type="string">
            <text:p text:style-name="P5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20448">
          <table:table-cell table:style-name="Table3.A3" office:value-type="string">
            <text:p text:style-name="P59"><text:text-input text:description="py3o://function=&quot;r.number_list(i)&quot;">sr</text:text-input></text:p>
          </table:table-cell>
          <table:table-cell table:style-name="Table3.A3" office:value-type="string">
            <text:p text:style-name="P57"><text:text-input text:description="py3o://function=&quot;r.month_list(i, r.month)&quot;">month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1"/>
          </table:table-cell>
        </table:table-row>
        <table:table-row table:style-name="TableLine2541217222496">
          <table:table-cell table:style-name="Table3.A2" table:number-columns-spanned="6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11744">
          <table:table-cell table:style-name="Table3.A3" table:number-columns-spanned="2" office:value-type="string">
            <text:p text:style-name="P57">စုစုပေါင်း</text:p>
          </table:table-cell>
          <table:covered-table-cell/>
          <table:table-cell table:style-name="Table3.A3" office:value-type="string">
            <text:p text:style-name="P6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6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541217222752">
          <table:table-cell table:style-name="Table7.A1" table:number-columns-spanned="3" office:value-type="string">
            <text:p text:style-name="P2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9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541218265488">
          <table:table-cell table:style-name="Table7.A2" table:number-columns-spanned="3" office:value-type="string">
            <text:p text:style-name="P37"><draw:line text:anchor-type="paragraph" draw:z-index="26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49">ရုံးတံဆိပ်</text:p>
          </table:table-cell>
        </table:table-row>
        <table:table-row table:style-name="TableLine2541218264208">
          <table:table-cell table:style-name="Table7.A2" table:number-columns-spanned="3" office:value-type="string">
            <text:p text:style-name="P19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7792">
          <table:table-cell table:style-name="Table7.A2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624">
          <table:table-cell table:style-name="Table7.A5" office:value-type="string">
            <text:p text:style-name="P20">(ဂ) အိမ်ထောင်ဖက် </text:p>
          </table:table-cell>
          <table:table-cell table:style-name="Table7.D1" office:value-type="string">
            <text:list xml:id="list3502112019" text:style-name="L1">
              <text:list-item>
                <text:p text:style-name="P68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21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6000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8048">
          <table:table-cell table:style-name="Table7.A2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3952">
          <table:table-cell table:style-name="Table7.A5" office:value-type="string">
            <text:p text:style-name="P21">(ဂ) အိမ်ထောင်ဖက်</text:p>
          </table:table-cell>
          <table:table-cell table:style-name="Table7.D1" office:value-type="string">
            <text:p text:style-name="P21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945614892" text:style-name="L2">
              <text:list-item>
                <text:p text:style-name="P69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574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2160">
          <table:table-cell table:style-name="Table7.A2" table:number-columns-spanned="3" office:value-type="string">
            <text:p text:style-name="P19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368">
          <table:table-cell table:style-name="Table7.A2" table:number-columns-spanned="3" office:value-type="string">
            <text:p text:style-name="P22">(င) ဝန်ထမ်းနှင့် အိမ်ထောင်ဖက်အတွက် အသက်အာမခံပရီမီယံ </text:p>
            <text:p text:style-name="P23"><draw:line text:anchor-type="paragraph" draw:z-index="27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2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4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541218266256">
          <table:table-cell table:style-name="Table7.A2" table:number-columns-spanned="3" office:value-type="string">
            <text:p text:style-name="P24">(စ) လူမှုဖူလုံရေး ရန်ပုံငွေသို့ ပေးသွင်းရန်<text:span text:style-name="T15">နုတ်ယူခြင်းခံရသည့်</text:span></text:p>
            <text:p text:style-name="P24"><draw:line text:anchor-type="paragraph" draw:z-index="25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392">
          <table:table-cell table:style-name="Table7.A2" table:number-columns-spanned="3" office:value-type="string"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648">
          <table:table-cell table:style-name="Table7.A2" table:number-columns-spanned="3" office:value-type="string">
            <text:p text:style-name="P2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54121826446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541218261904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541225512144">
          <table:table-cell table:style-name="Table9.A2" office:value-type="string">
            <text:p text:style-name="P1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6"><text:soft-page-break/><text:span text:style-name="T28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2"/>
          </table:table-cell>
          <table:table-cell table:style-name="Table9.A2" office:value-type="string">
            <text:p text:style-name="P1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7">၃။ <text:span text:style-name="T27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7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7">လက်မှတ်တို</text:span> စာတိုင်နှင့် <text:span text:style-name="T27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541225513168">
          <table:table-cell table:style-name="Table8.A1" office:value-type="string">
            <text:p text:style-name="P25"><text:span text:style-name="T27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9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5"/>
      <text:p text:style-name="P5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3:30:58.651000000</dc:date>
    <meta:editing-duration>P2DT1H27M53S</meta:editing-duration>
    <meta:editing-cycles>1096</meta:editing-cycles>
    <meta:document-statistic meta:table-count="7" meta:image-count="0" meta:object-count="0" meta:page-count="3" meta:paragraph-count="84" meta:word-count="336" meta:character-count="2536" meta:non-whitespace-character-count="2105"/>
  </office:meta>
</office:document-meta>
</file>